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909cm" fo:min-width="12.327cm"/>
    </style:style>
    <style:style style:name="gr2" style:family="graphic" style:parent-style-name="standard">
      <style:graphic-properties draw:textarea-horizontal-align="justify" draw:textarea-vertical-align="middle" draw:auto-grow-height="false" fo:min-height="2.671cm" fo:min-width="12.327cm"/>
    </style:style>
    <style:style style:name="gr3" style:family="graphic" style:parent-style-name="standard">
      <style:graphic-properties draw:textarea-horizontal-align="justify" draw:textarea-vertical-align="middle" draw:auto-grow-height="false" fo:min-height="2.671cm" fo:min-width="12.435cm"/>
    </style:style>
    <style:style style:name="gr4" style:family="graphic" style:parent-style-name="standard">
      <style:graphic-properties draw:textarea-horizontal-align="justify" draw:textarea-vertical-align="middle" draw:auto-grow-height="false" fo:min-height="2.798cm" fo:min-width="5.242cm"/>
    </style:style>
    <style:style style:name="gr5" style:family="graphic" style:parent-style-name="standard">
      <style:graphic-properties draw:textarea-horizontal-align="justify" draw:textarea-vertical-align="middle" draw:auto-grow-height="false" fo:min-height="2.798cm" fo:min-width="5.269cm"/>
    </style:style>
    <style:style style:name="gr6" style:family="graphic" style:parent-style-name="standard">
      <style:graphic-properties draw:textarea-horizontal-align="justify" draw:textarea-vertical-align="middle" draw:auto-grow-height="false" fo:min-height="0.869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667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2.036cm" fo:min-width="12.327cm"/>
    </style:style>
    <style:style style:name="gr10" style:family="graphic" style:parent-style-name="standard">
      <style:graphic-properties draw:textarea-horizontal-align="justify" draw:textarea-vertical-align="middle" draw:auto-grow-height="false" fo:min-height="1.132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2.827cm" svg:height="2.159cm" svg:x="3.367cm" svg:y="2.397cm">
          <text:p text:style-name="P1">CA Tok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2.827cm" svg:height="2.921cm" svg:x="3.286cm" svg:y="10.655cm">
          <text:p text:style-name="P1">Clien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2.935cm" svg:height="2.921cm" svg:x="3.305cm" svg:y="19.383cm">
          <text:p text:style-name="P1">Open CP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742cm" svg:height="3.048cm" svg:x="3.259cm" svg:y="14.992cm">
          <text:p text:style-name="P1">Pdf Signature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5.769cm" svg:height="3.048cm" svg:x="10.344cm" svg:y="14.973cm">
          <text:p text:style-name="P1">Xml Signature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0.762cm" svg:height="1.397cm" svg:x="9.49cm" svg:y="9.13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7" draw:text-style-name="P1" draw:layer="layout" svg:width="0.508cm" svg:height="1.27cm" svg:x="5.699cm" svg:y="13.67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08cm" svg:height="1.143cm" svg:x="12.938cm" svg:y="13.703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508cm" svg:height="1.143cm" svg:x="5.718cm" svg:y="18.14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8" draw:text-style-name="P1" draw:layer="layout" svg:width="0.381cm" svg:height="1.143cm" svg:x="13.084cm" svg:y="18.12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" draw:text-style-name="P1" draw:layer="layout" svg:width="12.827cm" svg:height="2.286cm" svg:x="3.286cm" svg:y="6.564cm">
          <text:p text:style-name="P1">Browser Plugin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762cm" svg:height="1.724cm" svg:x="9.409cm" svg:y="4.71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0T10:15:24.430119173</meta:creation-date>
    <meta:generator>LibreOffice/5.0.6.2$Linux_X86_64 LibreOffice_project/00$Build-2</meta:generator>
    <dc:date>2016-06-10T13:31:54.239038480</dc:date>
    <meta:editing-duration>PT3H16M12S</meta:editing-duration>
    <meta:editing-cycles>37</meta:editing-cycles>
    <meta:document-statistic meta:object-count="12"/>
  </office:meta>
</office:document-meta>
</file>